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</text:span> <text:s text:c="9"/>– Issue Debit/Credit Card</text:p>
      <text:p text:style-name="Standard"><text:span text:style-name="T1">LEVEL</text:span> <text:s text:c="15"/>- <text:s/>User Goal</text:p>
      <text:p text:style-name="Standard"><text:span text:style-name="T1">Primary Actor</text:span> <text:s text:c="5"/>- <text:s/>Clerk</text:p>
      <text:p text:style-name="Standard"><text:span text:style-name="T1">StakeHolders and Interest</text:span> -Customer – wants to withdraw money with ease Using ATM or by <text:tab/><text:tab/><text:tab/><text:tab/><text:tab/><text:tab/>swipe</text:p>
      <text:p text:style-name="Standard"><text:tab/><text:tab/><text:tab/> <text:s text:c="11"/>Clerk – Issues card Based On User Request Type <text:s/><text:tab/></text:p>
      <text:p text:style-name="Standard"><text:tab/><text:tab/><text:tab/> <text:s text:c="12"/>System- Allocates card Number.</text:p>
      <text:p text:style-name="Standard"><text:span text:style-name="T1">Pre-Conditions</text:span> <text:s text:c="7"/>- Customer Must have an account in Qcity Bank.</text:p>
      <text:list xml:id="list699618775357116773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Customer must have some Money in his Account to do transactions</text:p>
                        </text:list-item>
                        <text:list-item>
                          <text:p text:style-name="P1">Customer must know terms and condition of Credit Card</text:p>
                          <text:p text:style-name="P1"/>
                          <text:p text:style-name="P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<text:s/>Customer Withdraw ,Deposite,shop Using Card and result is reflected to his <text:s text:c="2"/><text:tab/><text:tab/><text:tab/> <text:s/>Account<text:tab/></text:p>
      <text:p text:style-name="Standard"/>
      <text:p text:style-name="Standard"><text:span text:style-name="T1">Main Sucess Scenario</text:span> <text:s/>1-Customer Reachs to Clerk to Issue Debit/Credit Card</text:p>
      <text:p text:style-name="Standard"><text:tab/><text:tab/><text:tab/> <text:s/>2-Customer Fills Form and Give it to Clerk</text:p>
      <text:p text:style-name="Standard"><text:tab/><text:tab/><text:tab/> <text:s/>3-Clerk Enters Detail into system</text:p>
      <text:p text:style-name="Standard"><text:tab/><text:tab/> <text:s text:c="13"/>4-System Prompts which Card to Issue</text:p>
      <text:p text:style-name="Standard"><text:tab/><text:tab/><text:tab/> <text:s/>5-clerk confirms</text:p>
      <text:p text:style-name="Standard"><text:tab/><text:tab/><text:tab/> <text:s/>6- System Updates Database</text:p>
      <text:p text:style-name="Standard"><text:tab/><text:tab/><text:tab/> <text:s/>7-Card is Issued to Customer,and card no is alloted </text:p>
      <text:p text:style-name="Standard"><text:tab/><text:tab/><text:tab/> <text:s/></text:p>
      <text:p text:style-name="Standard"/>
      <text:p text:style-name="Standard"><text:span text:style-name="T1">Extensions</text:span><text:tab/><text:tab/>- 4-if clerk select credit,error not eligible</text:p>
      <text:list xml:id="list5467696772696472459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"><text:s text:c="5"/>-check wheter customer is eligible or not</text:p>
                          <text:p text:style-name="P2"><text:s text:c="5"/>- if eligible contd from 3</text:p>
                          <text:p text:style-name="P2"><text:s text:c="6"/>-else don't issue or ask customer to issue debit card</text:p>
                          <text:list>
                            <text:list-item>
                              <text:list>
                                <text:list-item>
                                  <text:p text:style-name="P2">contd from 3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2949034229224581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6-Problem in database Upd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 <text:s text:c="7"/>-continue from 3<text:tab/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5:24:07.11</meta:creation-date>
    <dc:date>2014-04-08T15:40:11.60</dc:date>
    <meta:editing-duration>PT16M4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26" meta:word-count="183" meta:character-count="1207"/>
  </office:meta>
</office:document-meta>
</file>